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Liberation Serif" fo:font-size="11pt" style:font-size-asian="11pt" style:font-size-complex="11pt"/>
    </style:style>
    <style:style style:name="P2" style:family="paragraph" style:parent-style-name="Standard">
      <style:paragraph-properties fo:line-height="115%" fo:text-align="center" style:justify-single-word="false"/>
      <style:text-properties fo:color="#55308d" style:font-name="Liberation Serif" fo:font-size="11pt" officeooo:rsid="0008f7bb" officeooo:paragraph-rsid="0008f7bb" style:font-size-asian="11pt" style:font-size-complex="11pt"/>
    </style:style>
    <style:style style:name="P3" style:family="paragraph" style:parent-style-name="Standard">
      <style:paragraph-properties fo:line-height="115%" fo:text-align="start" style:justify-single-word="false"/>
      <style:text-properties fo:color="#55308d" style:font-name="Liberation Serif" fo:font-size="11pt" officeooo:rsid="0008f7bb" officeooo:paragraph-rsid="0008f7bb" style:font-size-asian="11pt" style:font-size-complex="11pt"/>
    </style:style>
    <style:style style:name="P4" style:family="paragraph" style:parent-style-name="Standard" style:list-style-name="L1">
      <style:paragraph-properties fo:line-height="115%" fo:text-align="start" style:justify-single-word="false"/>
      <style:text-properties fo:color="#55308d" style:font-name="Liberation Serif" fo:font-size="11pt" officeooo:rsid="0008f7bb" officeooo:paragraph-rsid="0008f7bb" style:font-size-asian="11pt" style:font-size-complex="11pt"/>
    </style:style>
    <style:style style:name="P5" style:family="paragraph" style:parent-style-name="Standard">
      <style:paragraph-properties fo:line-height="115%" fo:text-align="start" style:justify-single-word="false"/>
      <style:text-properties fo:color="#2a6099" style:font-name="Liberation Serif" fo:font-size="11pt" style:text-underline-style="solid" style:text-underline-width="auto" style:text-underline-color="font-color" officeooo:rsid="0008f7bb" officeooo:paragraph-rsid="0008f7bb" style:font-size-asian="11pt" style:font-size-complex="11pt"/>
    </style:style>
    <style:style style:name="P6" style:family="paragraph" style:parent-style-name="Standard">
      <style:paragraph-properties fo:line-height="115%" fo:text-align="start" style:justify-single-word="false"/>
      <style:text-properties fo:color="#2a6099" style:font-name="Liberation Serif" fo:font-size="11pt" style:text-underline-style="solid" style:text-underline-width="auto" style:text-underline-color="font-color" fo:font-weight="bold" officeooo:rsid="000ac268" officeooo:paragraph-rsid="000ac268" style:font-size-asian="11pt" style:font-weight-asian="bold" style:font-size-complex="11pt" style:font-weight-complex="bold"/>
    </style:style>
    <style:style style:name="P7" style:family="paragraph" style:parent-style-name="Text_20_body">
      <style:paragraph-properties fo:line-height="115%" fo:text-align="start" style:justify-single-word="false"/>
      <style:text-properties fo:color="#2a6099" style:font-name="Liberation Serif" fo:font-size="11pt" style:text-underline-style="solid" style:text-underline-width="auto" style:text-underline-color="font-color" officeooo:rsid="0008f7bb" officeooo:paragraph-rsid="0008f7bb" style:font-size-asian="11pt" style:font-size-complex="11pt"/>
    </style:style>
    <style:style style:name="P8" style:family="paragraph" style:parent-style-name="Text_20_body">
      <style:paragraph-properties fo:line-height="115%"/>
    </style:style>
    <style:style style:name="P9" style:family="paragraph" style:parent-style-name="Text_20_body">
      <style:paragraph-properties fo:margin-top="0in" fo:margin-bottom="0.1965in" loext:contextual-spacing="false" fo:line-height="115%"/>
      <style:text-properties fo:color="#2a6099" fo:font-size="11pt" style:text-underline-style="solid" style:text-underline-width="auto" style:text-underline-color="font-color" style:font-size-asian="11pt" style:font-size-complex="11pt"/>
    </style:style>
    <style:style style:name="P10" style:family="paragraph" style:parent-style-name="Heading_20_3">
      <style:paragraph-properties fo:line-height="115%" fo:text-align="start" style:justify-single-word="false"/>
      <style:text-properties fo:color="#2a6099" style:font-name="Liberation Serif" fo:font-size="11pt" style:text-underline-style="solid" style:text-underline-width="auto" style:text-underline-color="font-color" officeooo:rsid="0008f7bb" officeooo:paragraph-rsid="0008f7bb" style:font-size-asian="11pt" style:font-size-complex="11pt"/>
    </style:style>
    <style:style style:name="P11" style:family="paragraph" style:parent-style-name="List_20_Contents">
      <style:paragraph-properties fo:margin-top="0in" fo:margin-bottom="0.1965in" loext:contextual-spacing="false" fo:line-height="115%"/>
    </style:style>
    <style:style style:name="P12" style:family="paragraph" style:parent-style-name="List_20_Heading">
      <style:paragraph-properties fo:line-height="115%" fo:text-align="start" style:justify-single-word="false"/>
      <style:text-properties fo:color="#55308d" style:font-name="Liberation Serif" fo:font-size="11pt" officeooo:rsid="0008f7bb" officeooo:paragraph-rsid="0008f7bb" style:font-size-asian="11pt" style:font-size-complex="11pt"/>
    </style:style>
    <style:style style:name="P13" style:family="paragraph" style:parent-style-name="List_20_Heading" style:list-style-name="L7">
      <style:paragraph-properties fo:line-height="115%"/>
    </style:style>
    <style:style style:name="P14" style:family="paragraph" style:parent-style-name="List_20_Heading" style:list-style-name="L6">
      <style:paragraph-properties fo:line-height="115%"/>
    </style:style>
    <style:style style:name="P15" style:family="paragraph" style:parent-style-name="List_20_Heading" style:list-style-name="L8">
      <style:paragraph-properties fo:line-height="115%"/>
    </style:style>
    <style:style style:name="P16" style:family="paragraph" style:parent-style-name="List_20_Heading" style:list-style-name="L9">
      <style:paragraph-properties fo:line-height="115%"/>
    </style:style>
    <style:style style:name="P17" style:family="paragraph" style:parent-style-name="List_20_Heading" style:list-style-name="L10">
      <style:paragraph-properties fo:line-height="115%"/>
    </style:style>
    <style:style style:name="P18" style:family="paragraph" style:parent-style-name="List_20_Heading" style:list-style-name="L11">
      <style:paragraph-properties fo:line-height="115%"/>
    </style:style>
    <style:style style:name="P19" style:family="paragraph" style:parent-style-name="List_20_Heading" style:list-style-name="L12">
      <style:paragraph-properties fo:line-height="115%"/>
    </style:style>
    <style:style style:name="P20" style:family="paragraph" style:parent-style-name="List_20_Heading" style:list-style-name="L13">
      <style:paragraph-properties fo:line-height="115%"/>
    </style:style>
    <style:style style:name="P21" style:family="paragraph" style:parent-style-name="List_20_Heading" style:list-style-name="L14">
      <style:paragraph-properties fo:line-height="115%"/>
    </style:style>
    <style:style style:name="P22" style:family="paragraph" style:parent-style-name="List_20_Heading" style:list-style-name="L15">
      <style:paragraph-properties fo:line-height="115%"/>
    </style:style>
    <style:style style:name="P23" style:family="paragraph" style:parent-style-name="List_20_Heading" style:list-style-name="L16">
      <style:paragraph-properties fo:line-height="115%"/>
    </style:style>
    <style:style style:name="P24" style:family="paragraph" style:parent-style-name="List_20_Heading" style:list-style-name="L17">
      <style:paragraph-properties fo:line-height="115%"/>
    </style:style>
    <style:style style:name="P25" style:family="paragraph" style:parent-style-name="List_20_Heading" style:list-style-name="L18">
      <style:paragraph-properties fo:line-height="115%"/>
    </style:style>
    <style:style style:name="P26" style:family="paragraph" style:parent-style-name="List_20_Heading" style:list-style-name="L19">
      <style:paragraph-properties fo:line-height="115%"/>
    </style:style>
    <style:style style:name="P27" style:family="paragraph" style:parent-style-name="List_20_Heading" style:list-style-name="L20">
      <style:paragraph-properties fo:line-height="115%"/>
    </style:style>
    <style:style style:name="P28" style:family="paragraph" style:parent-style-name="List_20_Heading" style:list-style-name="L21">
      <style:paragraph-properties fo:line-height="115%"/>
    </style:style>
    <style:style style:name="P29" style:family="paragraph" style:parent-style-name="List_20_Heading" style:list-style-name="L22">
      <style:paragraph-properties fo:line-height="115%"/>
    </style:style>
    <style:style style:name="P30" style:family="paragraph" style:parent-style-name="List_20_Heading">
      <style:paragraph-properties fo:margin-top="0in" fo:margin-bottom="0.1965in" loext:contextual-spacing="false" fo:line-height="115%"/>
    </style:style>
    <style:style style:name="P31" style:family="paragraph" style:parent-style-name="Heading_20_2">
      <style:paragraph-properties fo:margin-top="0in" fo:margin-bottom="0.1965in" loext:contextual-spacing="false" fo:line-height="115%"/>
      <style:text-properties fo:color="#2a6099" fo:font-size="11pt" style:text-underline-style="solid" style:text-underline-width="auto" style:text-underline-color="font-color" style:font-size-asian="11pt" style:font-size-complex="11pt"/>
    </style:style>
    <style:style style:name="T1" style:family="text">
      <style:text-properties style:text-underline-style="none"/>
    </style:style>
    <style:style style:name="T2" style:family="text">
      <style:text-properties style:text-underline-style="none" fo:font-weight="bold"/>
    </style:style>
    <style:style style:name="T3" style:family="text">
      <style:text-properties fo:color="#000000"/>
    </style:style>
    <style:style style:name="T4" style:family="text">
      <style:text-properties fo:color="#000000" style:text-underline-style="none"/>
    </style:style>
    <style:style style:name="T5" style:family="text">
      <style:text-properties fo:color="#000000" style:text-underline-style="none"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o NCBI: Structure and other resources</text:p>
      <text:p text:style-name="P2">Author: Deepak Khatri</text:p>
      <text:p text:style-name="P2"/>
      <text:p text:style-name="P5"><text:span text:style-name="T4"/></text:p>
      <text:p text:style-name="P6">Protein Structure Database:</text:p>
      <text:p text:style-name="P6"/>
      <text:p text:style-name="P5"><text:span text:style-name="T4">In </text:span><text:a xlink:type="simple" xlink:href="https://en.wikipedia.org/wiki/Biology" text:style-name="Internet_20_link" text:visited-style-name="Visited_20_Internet_20_Link">biology</text:a><text:span text:style-name="T4">, a </text:span><text:span text:style-name="T5">protein structure database</text:span><text:span text:style-name="T4"> is a database that is </text:span><text:a xlink:type="simple" xlink:href="https://en.wikipedia.org/wiki/Data_modeling" text:style-name="Internet_20_link" text:visited-style-name="Visited_20_Internet_20_Link">modeled</text:a><text:span text:style-name="T4"> around the various </text:span><text:a xlink:type="simple" xlink:href="https://en.wikipedia.org/wiki/Protein_structure#Protein_structure_determination" text:style-name="Internet_20_link" text:visited-style-name="Visited_20_Internet_20_Link">experimentally determined</text:a><text:span text:style-name="T4"> </text:span><text:a xlink:type="simple" xlink:href="https://en.wikipedia.org/wiki/Protein_structure" text:style-name="Internet_20_link" text:visited-style-name="Visited_20_Internet_20_Link">protein structures</text:a><text:span text:style-name="T4">. The aim of most protein structure databases is to organize and annotate the protein structures, providing the biological community access to the experimental data in a useful way. Data included in protein structure databases often includes three-dimensional coordinates as well as experimental information, such as unit cell dimensions and angles for </text:span><text:a xlink:type="simple" xlink:href="https://en.wikipedia.org/wiki/X-ray_crystallography#Biological_macromolecular_crystallography" text:style-name="Internet_20_link" text:visited-style-name="Visited_20_Internet_20_Link">x-ray crystallography</text:a><text:span text:style-name="T4"> determined structures. Though most instances, in this case either proteins or a specific structure determinations of a protein, also contain sequence information and some databases even provide means for performing sequence based queries, the primary attribute of a structure database is structural information, whereas </text:span><text:a xlink:type="simple" xlink:href="https://en.wikipedia.org/wiki/Sequence_database" text:style-name="Internet_20_link" text:visited-style-name="Visited_20_Internet_20_Link">sequence databases</text:a><text:span text:style-name="T4"> focus on sequence information, and contain no structural information for the majority of entries. Protein structure databases are critical for many efforts in </text:span><text:a xlink:type="simple" xlink:href="https://en.wikipedia.org/wiki/Computational_biology" text:style-name="Internet_20_link" text:visited-style-name="Visited_20_Internet_20_Link">computational biology</text:a><text:span text:style-name="T4"> such as </text:span><text:a xlink:type="simple" xlink:href="https://en.wikipedia.org/wiki/Drug_design#Structure_based" text:style-name="Internet_20_link" text:visited-style-name="Visited_20_Internet_20_Link">structure based drug design</text:a><text:span text:style-name="T4">, both in developing the computational methods used and in providing a large experimental dataset used by some methods to provide insights about the function of a protein.</text:span></text:p>
      <text:p text:style-name="P5"><text:span text:style-name="T4"><text:tab/><text:tab/>The Protein Data Bank (PDB) was established in 1971 as the central </text:span><text:a xlink:type="simple" xlink:href="https://en.wikipedia.org/wiki/Archive" text:style-name="Internet_20_link" text:visited-style-name="Visited_20_Internet_20_Link">archive</text:a><text:span text:style-name="T4"> of all experimentally determined protein structure data. Today the PDB is maintained by an international consortia collectively known as the </text:span><text:a xlink:type="simple" xlink:href="https://en.wikipedia.org/wiki/Worldwide_Protein_Data_Bank" text:style-name="Internet_20_link" text:visited-style-name="Visited_20_Internet_20_Link">Worldwide Protein Data Bank</text:a><text:span text:style-name="T4"> (wwPDB). The mission of the wwPDB is to maintain a single archive of </text:span><text:a xlink:type="simple" xlink:href="https://en.wikipedia.org/wiki/Macromolecular" text:style-name="Internet_20_link" text:visited-style-name="Visited_20_Internet_20_Link">macromolecular</text:a><text:span text:style-name="T4"> structural data that is freely and publicly available to the global community.</text:span><text:bookmark text:name="cite_ref-Historical_2-0"/></text:p>
      <text:p text:style-name="P5"><text:span text:style-name="T4"/></text:p>
      <text:p text:style-name="P7"/>
      <text:h text:style-name="P10" text:outline-level="3">NCBI structure Databases</text:h>
      <text:p text:style-name="P12"><text:a xlink:type="simple" xlink:href="https://www.ncbi.nlm.nih.gov/biosystems/" text:style-name="Internet_20_link" text:visited-style-name="Visited_20_Internet_20_Link">BioSystems</text:a> </text:p>
      <text:p text:style-name="P11">Database that groups biomedical literature, small molecules, and sequence data in terms of biological relationships.</text:p>
      <text:p text:style-name="P30"><text:a xlink:type="simple" xlink:href="https://www.ncbi.nlm.nih.gov/Structure/" text:style-name="Internet_20_link" text:visited-style-name="Visited_20_Internet_20_Link">Computational Resources from NCBI's Structure Group </text:a></text:p>
      <text:p text:style-name="P11">A centralized page providing access and links to resources developed by the Structure Group of the NCBI Computational Biology Branch (CBB). These resources cover databases and tools to help in the study of macromolecular structures, conserved domains and protein classification, small molecules and their biological activity, and biological pathways and systems.</text:p>
      <text:p text:style-name="P30"><text:a xlink:type="simple" xlink:href="https://www.ncbi.nlm.nih.gov/cdd" text:style-name="Internet_20_link" text:visited-style-name="Visited_20_Internet_20_Link">Conserved Domain Database (CDD)</text:a> </text:p>
      <text:p text:style-name="P11">A collection of sequence alignments and profiles representing protein domains conserved in molecular evolution. It also includes alignments of the domains to known 3-dimensional protein structures in the MMDB database.</text:p>
      <text:p text:style-name="P30"><text:a xlink:type="simple" xlink:href="https://www.ncbi.nlm.nih.gov/sites/entrez?db=structure" text:style-name="Internet_20_link" text:visited-style-name="Visited_20_Internet_20_Link"/></text:p>
      <text:p text:style-name="P30"><text:soft-page-break/><text:a xlink:type="simple" xlink:href="https://www.ncbi.nlm.nih.gov/sites/entrez?db=structure" text:style-name="Internet_20_link" text:visited-style-name="Visited_20_Internet_20_Link">Structure (Molecular Modeling Database)</text:a> </text:p>
      <text:p text:style-name="P11">Contains macromolecular 3D structures derived from the Protein Data Bank, as well as tools for their visualization and comparative analysis.</text:p>
      <text:p text:style-name="P11"/>
      <text:h text:style-name="P31" text:outline-level="2"><text:bookmark text:name="List_of_other_protein_structure_databases"/>List of other protein structure databases</text:h>
      <text:p text:style-name="P9">Because the PDB releases data into the <text:a xlink:type="simple" xlink:href="https://en.wikipedia.org/wiki/Public_domain" text:style-name="Internet_20_link" text:visited-style-name="Visited_20_Internet_20_Link">public domain</text:a>, the data has been used in various other protein structure databases. </text:p>
      <text:p text:style-name="P8">Examples of protein structure databases include (in alphabetical order); </text:p>
      <text:list xml:id="list3592005025" text:style-name="L7">
        <text:list-item>
          <text:p text:style-name="P13"><text:a xlink:type="simple" xlink:href="http://www.molmovdb.org/" text:style-name="Internet_20_link" text:visited-style-name="Visited_20_Internet_20_Link">Database of Macromolecular Movements</text:a> <text:s/>describes the motions that occur in proteins and other macromolecules, particularly using movies </text:p>
        </text:list-item>
      </text:list>
      <text:list xml:id="list34367588" text:style-name="L6">
        <text:list-item>
          <text:p text:style-name="P14"><text:a xlink:type="simple" xlink:href="http://www.dynameomics.org/" text:style-name="Internet_20_link" text:visited-style-name="Visited_20_Internet_20_Link">Dynameomics</text:a> a data warehouse of molecular dynamics simulations and analyses of proteins representing all known protein fold families </text:p>
        </text:list-item>
      </text:list>
      <text:list xml:id="list873310962" text:style-name="L8">
        <text:list-item>
          <text:p text:style-name="P15"><text:a xlink:type="simple" xlink:href="http://jenalib.fli-leibniz.de/" text:style-name="Internet_20_link" text:visited-style-name="Visited_20_Internet_20_Link">JenaLib</text:a> the Jena Library of Biological Macromolecules is aimed at a better dissemination of information on three-dimensional biopolymer structures with an emphasis on visualization and analysis. </text:p>
        </text:list-item>
      </text:list>
      <text:list xml:id="list2538100748" text:style-name="L9">
        <text:list-item>
          <text:p text:style-name="P16"><text:a xlink:type="simple" xlink:href="https://en.wikipedia.org/wiki/ModBase" text:style-name="Internet_20_link" text:visited-style-name="Visited_20_Internet_20_Link">ModBase</text:a> a database of three-dimensional protein models calculated by comparative modeling </text:p>
        </text:list-item>
      </text:list>
      <text:list xml:id="list2818949295" text:style-name="L10">
        <text:list-item>
          <text:p text:style-name="P17"><text:a xlink:type="simple" xlink:href="http://oca.weizmann.ac.il/oca-bin/ocamain" text:style-name="Internet_20_link" text:visited-style-name="Visited_20_Internet_20_Link">OCA</text:a> a browser-database for protein structure/function - The OCA integrates information from <text:a xlink:type="simple" xlink:href="https://en.wikipedia.org/wiki/KEGG" text:style-name="Internet_20_link" text:visited-style-name="Visited_20_Internet_20_Link">KEGG</text:a>, <text:a xlink:type="simple" xlink:href="https://en.wikipedia.org/wiki/OMIM" text:style-name="Internet_20_link" text:visited-style-name="Visited_20_Internet_20_Link">OMIM</text:a>, <text:a xlink:type="simple" xlink:href="https://en.wikipedia.org/w/index.php?title=PDBselect&amp;action=edit&amp;redlink=1" text:style-name="Internet_20_link" text:visited-style-name="Visited_20_Internet_20_Link">PDBselect</text:a>, <text:a xlink:type="simple" xlink:href="https://en.wikipedia.org/wiki/Pfam" text:style-name="Internet_20_link" text:visited-style-name="Visited_20_Internet_20_Link">Pfam</text:a>, <text:a xlink:type="simple" xlink:href="https://en.wikipedia.org/wiki/PubMed" text:style-name="Internet_20_link" text:visited-style-name="Visited_20_Internet_20_Link">PubMed</text:a>, <text:a xlink:type="simple" xlink:href="https://en.wikipedia.org/wiki/Structural_Classification_of_Proteins" text:style-name="Internet_20_link" text:visited-style-name="Visited_20_Internet_20_Link">SCOP</text:a>, <text:a xlink:type="simple" xlink:href="https://en.wikipedia.org/wiki/SwissProt" text:style-name="Internet_20_link" text:visited-style-name="Visited_20_Internet_20_Link">SwissProt</text:a>, and others. </text:p>
        </text:list-item>
      </text:list>
      <text:list xml:id="list2424310667" text:style-name="L11">
        <text:list-item>
          <text:p text:style-name="P18"><text:a xlink:type="simple" xlink:href="https://en.wikipedia.org/wiki/Orientations_of_Proteins_in_Membranes_database" text:style-name="Internet_20_link" text:visited-style-name="Visited_20_Internet_20_Link">OPM</text:a> provides spatial positions of protein three-dimensional structures with respect to the <text:a xlink:type="simple" xlink:href="https://en.wikipedia.org/wiki/Lipid_bilayer" text:style-name="Internet_20_link" text:visited-style-name="Visited_20_Internet_20_Link">lipid bilayer</text:a>. </text:p>
        </text:list-item>
      </text:list>
      <text:list xml:id="list1329565524" text:style-name="L12">
        <text:list-item>
          <text:p text:style-name="P19"><text:a xlink:type="simple" xlink:href="http://ispc.weizmann.ac.il/oca-docs/lite-why.html" text:style-name="Internet_20_link" text:visited-style-name="Visited_20_Internet_20_Link">PDB Lite</text:a> derived from OCA, PDB Lite was provided to make it as easy as possible to find and view a macromolecule within the PDB </text:p>
        </text:list-item>
      </text:list>
      <text:list xml:id="list1933443356" text:style-name="L13">
        <text:list-item>
          <text:p text:style-name="P20"><text:a xlink:type="simple" xlink:href="http://www.ebi.ac.uk/pdbsum/" text:style-name="Internet_20_link" text:visited-style-name="Visited_20_Internet_20_Link">PDBsum</text:a> provides an overview macromolecular structures in the PDB, giving schematic diagrams of the molecules in each structure and of the interactions between them </text:p>
        </text:list-item>
      </text:list>
      <text:list xml:id="list138089731" text:style-name="L14">
        <text:list-item>
          <text:p text:style-name="P21"><text:a xlink:type="simple" xlink:href="http://pdbtm.enzim.hu/" text:style-name="Internet_20_link" text:visited-style-name="Visited_20_Internet_20_Link">PDBTM</text:a> the Protein Data Bank of <text:a xlink:type="simple" xlink:href="https://en.wikipedia.org/wiki/Membrane_protein" text:style-name="Internet_20_link" text:visited-style-name="Visited_20_Internet_20_Link">Transmembrane Proteins</text:a> — a selection of the PDB. </text:p>
        </text:list-item>
      </text:list>
      <text:list xml:id="list520497589" text:style-name="L15">
        <text:list-item>
          <text:p text:style-name="P22"><text:a xlink:type="simple" xlink:href="https://en.wikipedia.org/wiki/PDBWiki" text:style-name="Internet_20_link" text:visited-style-name="Visited_20_Internet_20_Link">PDBWiki</text:a> a community annotated knowledge base of biological molecular structures</text:p>
        </text:list-item>
      </text:list>
      <text:list xml:id="list403465247" text:style-name="L16">
        <text:list-item>
          <text:p text:style-name="P23"><text:a xlink:type="simple" xlink:href="https://en.wikipedia.org/wiki/ProtCID" text:style-name="Internet_20_link" text:visited-style-name="Visited_20_Internet_20_Link">ProtCID</text:a> The Protein Common Interface Database (<text:a xlink:type="simple" xlink:href="http://dunbrack2.fccc.edu/protcid" text:style-name="Internet_20_link" text:visited-style-name="Visited_20_Internet_20_Link">ProtCID</text:a>) is a database of similar protein–protein interfaces in crystal structures of homologous proteins. </text:p>
        </text:list-item>
      </text:list>
      <text:list xml:id="list1434996071" text:style-name="L17">
        <text:list-item>
          <text:p text:style-name="P24"><text:a xlink:type="simple" xlink:href="https://www.ncbi.nlm.nih.gov/protein" text:style-name="Internet_20_link" text:visited-style-name="Visited_20_Internet_20_Link">Protein</text:a> the <text:a xlink:type="simple" xlink:href="https://en.wikipedia.org/wiki/National_Institute_of_Health" text:style-name="Internet_20_link" text:visited-style-name="Visited_20_Internet_20_Link">NIH</text:a> protein database, a collection of sequences from several sources, including translations from annotated coding regions in <text:a xlink:type="simple" xlink:href="https://en.wikipedia.org/wiki/GenBank" text:style-name="Internet_20_link" text:visited-style-name="Visited_20_Internet_20_Link">GenBank</text:a>, <text:a xlink:type="simple" xlink:href="https://en.wikipedia.org/wiki/RefSeq" text:style-name="Internet_20_link" text:visited-style-name="Visited_20_Internet_20_Link">RefSeq</text:a> and <text:a xlink:type="simple" xlink:href="https://en.wikipedia.org/w/index.php?title=Third_Party_Annotation&amp;action=edit&amp;redlink=1" text:style-name="Internet_20_link" text:visited-style-name="Visited_20_Internet_20_Link">Third Party Annotation</text:a>, as well as records from <text:a xlink:type="simple" xlink:href="https://en.wikipedia.org/wiki/SwissProt" text:style-name="Internet_20_link" text:visited-style-name="Visited_20_Internet_20_Link">SwissProt</text:a>, <text:a xlink:type="simple" xlink:href="https://en.wikipedia.org/wiki/Protein_Information_Resource" text:style-name="Internet_20_link" text:visited-style-name="Visited_20_Internet_20_Link">PIR</text:a>, PRF, and <text:a xlink:type="simple" xlink:href="https://en.wikipedia.org/wiki/Protein_Data_Bank" text:style-name="Internet_20_link" text:visited-style-name="Visited_20_Internet_20_Link">PDB</text:a> </text:p>
        </text:list-item>
      </text:list>
      <text:list xml:id="list2954177691" text:style-name="L18">
        <text:list-item>
          <text:p text:style-name="P25"><text:a xlink:type="simple" xlink:href="https://en.wikipedia.org/wiki/Proteopedia" text:style-name="Internet_20_link" text:visited-style-name="Visited_20_Internet_20_Link">Proteopedia</text:a> the collaborative, 3D encyclopedia of proteins and other molecules. A wiki that contains a page for every entry in the PDB (&gt;100,000 pages), with a <text:a xlink:type="simple" xlink:href="https://en.wikipedia.org/wiki/Jmol" text:style-name="Internet_20_link" text:visited-style-name="Visited_20_Internet_20_Link">Jmol</text:a> view that highlights functional sites and ligands. Offers an easy-to-use scene-authoring tool so you don't have to learn Jmol script language to create customized molecular scenes. Custom scenes are easily attached to "green links" in descriptive text that display those scenes in Jmol. </text:p>
        </text:list-item>
      </text:list>
      <text:list xml:id="list3852852774" text:style-name="L19">
        <text:list-item>
          <text:p text:style-name="P26"><text:a xlink:type="simple" xlink:href="http://www.proteinlounge.com/" text:style-name="Internet_20_link" text:visited-style-name="Visited_20_Internet_20_Link">ProteinLounge</text:a> a protein databases that includes visuals of protein structure. Also, includes protein pathways and gene sequences including other tools. </text:p>
        </text:list-item>
      </text:list>
      <text:list xml:id="list2153630414" text:style-name="L20">
        <text:list-item>
          <text:p text:style-name="P27"><text:soft-page-break/><text:a xlink:type="simple" xlink:href="https://en.wikipedia.org/wiki/Structural_Classification_of_Proteins" text:style-name="Internet_20_link" text:visited-style-name="Visited_20_Internet_20_Link">SCOP</text:a> the Structural Classification of Proteins a detailed and comprehensive description of the structural and evolutionary relationships between all proteins whose structure is known. </text:p>
        </text:list-item>
      </text:list>
      <text:list xml:id="list1123631426" text:style-name="L21">
        <text:list-item>
          <text:p text:style-name="P28"><text:a xlink:type="simple" xlink:href="http://swissmodel.expasy.org/repository/" text:style-name="Internet_20_link" text:visited-style-name="Visited_20_Internet_20_Link">SWISS-MODEL Repository</text:a> a database of annotated protein models calculated by homology modeling </text:p>
        </text:list-item>
      </text:list>
      <text:list xml:id="list3364285243" text:style-name="L22">
        <text:list-item>
          <text:p text:style-name="P29"><text:a xlink:type="simple" xlink:href="https://en.wikipedia.org/wiki/TOPSAN" text:style-name="Internet_20_link" text:visited-style-name="Visited_20_Internet_20_Link">TOPSAN</text:a> the Open Protein Structure Annotation Network — a wiki designed to collect, share and distribute information about protein three-dimensional structures.</text:p>
        </text:list-item>
      </text:list>
      <text:p text:style-name="P9"/>
      <text:p text:style-name="P11"/>
      <text:p text:style-name="P3"/>
      <text:p text:style-name="P3">References:</text:p>
      <text:list xml:id="list4212227104" text:style-name="L1">
        <text:list-item>
          <text:p text:style-name="P4"><text:a xlink:type="simple" xlink:href="https://www.ncbi.nlm.nih.gov/guide/domains-structures/" text:style-name="Internet_20_link" text:visited-style-name="Visited_20_Internet_20_Link">https://www.ncbi.nlm.nih.gov/guide/domains-structures/</text:a></text:p>
        </text:list-item>
        <text:list-item>
          <text:p text:style-name="P4"><text:a xlink:type="simple" xlink:href="https://en.wikipedia.org/wiki/Protein_structure_database" text:style-name="Internet_20_link" text:visited-style-name="Visited_20_Internet_20_Link">https://en.wikipedia.org/wiki/Protein_structure_database</text:a></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00:51:42.791064879</meta:creation-date>
    <dc:date>2019-04-10T01:11:36.657367553</dc:date>
    <meta:editing-duration>PT8M23S</meta:editing-duration>
    <meta:editing-cycles>2</meta:editing-cycles>
    <meta:generator>LibreOffice/6.1.5.2$Linux_X86_64 LibreOffice_project/10$Build-2</meta:generator>
    <meta:document-statistic meta:table-count="0" meta:image-count="0" meta:object-count="0" meta:page-count="3" meta:paragraph-count="37" meta:word-count="824" meta:character-count="5814" meta:non-whitespace-character-count="5021"/>
  </office:meta>
</office:document-meta>
</file>